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3-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IGNS OF FOUR MONARCHS (13:1-19, 22-25; 14:1-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IGNS OF FOUR MONARCHS (13:1-19, 22-25; 14:1-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ahaz, Israel's eleventh ruler (13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hoahaz, Israel's eleventh ruler (13:1-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bellion (13:1-2, 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tribution (13:3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IGNS OF FOUR MONARCHS (13:1-19, 22-25; 14:1-2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hoahaz, Israel's eleventh ruler (13:1-9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hoash, Israel's twelfth ruler (13:10-19, 22-2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hoash, Israel's twelfth ruler (13:10-19, 2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iniquities against the Lord (13:10-1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instructions from the prophet (13:14-25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instructions from the prophet (13:14-25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occasion for the event (13:14-1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order to the king (13:16-1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bjection by Elisha (13:1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ownership of the towns (13:22-25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Jehoash, Israel's twelfth ruler (13:10-19, 22-25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iniquities against the Lord (13:10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instructions from the prophet (13:14-2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IGNS OF FOUR MONARCHS (13:1-19, 22-25; 14:1-29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Jehoahaz, Israel's eleventh ruler (13:1-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ehoash, Israel's twelfth ruler (13:10-19, 22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maziah, Judah's ninth ruler (14:1-2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maziah, Judah's ninth ruler (14:1-22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His activities (14:1-14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-title-Title-Slide" presentation:presentation-page-layout-name="Master1-PPL1" draw:id="Slide-265">
        <draw:frame draw:id="id101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His activities (14:1-14)<text:s text:c="1"/></text:span><text:span text:style-name="a561" text:class-names=""/></text:p>
          </draw:text-box>
          <svg:title/>
          <svg:desc/>
        </draw:frame>
        <draw:frame draw:id="id102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On the home front (14:1-6)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On the home front (14:1-6)<text:s text:c="1"/></text:span><text:span text:style-name="a571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He pleases the Lord (14:1-4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e punishes the guilty (14:5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e protects the innocent (14:6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His activities (14:1-14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On the home front (14:1-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On the battle front (14:7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On the battle front (14:7-14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war he wins (14:7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war he loses (14:8-1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His activities (14:1-14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On the home front (14:1-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On the battle front (14:7-14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Amaziah, Judah's ninth ruler (14:1-22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is activities (14:1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is assassination (14:15-22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THE REIGNS OF FOUR MONARCHS (13:1-19, 22-25; 14:1-29)<text:s text:c="1"/></text:span><text:span text:style-name="a649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Jehoahaz, Israel's eleventh ruler (13:1-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Jehoash, Israel's twelfth ruler (13:10-19, 22-25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maziah, Judah's ninth ruler (14:1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Jeroboam II, Israel's thirteenth ruler (14:23-29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Jeroboam II, Israel's thirteenth ruler (14:23-29)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Jeroboam's sinfulness (14:23-24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Lord's sovereignty (14:25-29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REIGNS OF FOUR MONARCHS (13:1-19, 22-25; 14:1-29)<text:s text:c="1"/></text:span><text:span text:style-name="a685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Jehoahaz, Israel's eleventh ruler (13:1-9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Jehoash, Israel's twelfth ruler (13:10-19, 22-25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Amaziah, Judah's ninth ruler (14:1-22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Jeroboam II, Israel's thirteenth ruler (14:23-29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2 KINGS 13-14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HE REIGNS OF FOUR MONARCHS (13:1-19, 22-25; 14:1-29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THE REVIVAL OF ONE MAN (13:20-21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3-14 </dc:title>
    <meta:initial-creator>David STRICKLAND</meta:initial-creator>
    <dc:creator>David STRICKLAND</dc:creator>
    <meta:creation-date>2020-02-22T19:25:01Z</meta:creation-date>
    <dc:date>2020-02-22T19:25:01Z</dc:date>
    <meta:template xlink:href="BibleStudy" xlink:type="simple"/>
    <meta:editing-cycles>1</meta:editing-cycles>
    <meta:editing-duration>PT0S</meta:editing-duration>
    <meta:document-statistic meta:paragraph-count="61" meta:word-count="532"/>
  </office:meta>
</office:document-meta>
</file>